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left="0.265cm" fo:margin-right="0.265cm" fo:margin-top="0.055cm" fo:margin-bottom="0.055cm" style:contextual-spacing="false" fo:line-height="150%" fo:text-indent="0cm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left="0.265cm" fo:margin-right="0.265cm" fo:margin-top="0.055cm" fo:margin-bottom="0.055cm" style:contextual-spacing="false" fo:line-height="150%" fo:text-indent="0cm" style:auto-text-indent="false"/>
      <style:text-properties fo:color="#000000" fo:font-size="12pt" fo:font-weight="normal" officeooo:rsid="00117876" officeooo:paragraph-rsid="00117876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.265cm" fo:margin-right="0.265cm" fo:margin-top="0.055cm" fo:margin-bottom="0.055cm" style:contextual-spacing="false" fo:line-height="150%" fo:text-indent="0cm" style:auto-text-indent="false"/>
      <style:text-properties fo:font-variant="normal" fo:text-transform="none" fo:color="#000000" fo:font-size="12pt" fo:letter-spacing="normal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.265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fo:font-size="12pt" fo:letter-spacing="normal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.265cm" fo:margin-right="0.265cm" fo:margin-top="0.055cm" fo:margin-bottom="0.055cm" style:contextual-spacing="false" style:line-height-at-least="0.582cm" fo:widows="1" fo:text-indent="0cm" style:auto-text-indent="false"/>
      <style:text-properties fo:font-variant="normal" fo:text-transform="none" fo:color="#000000" fo:font-size="12pt" fo:letter-spacing="normal" fo:font-weight="normal" style:font-size-asian="12pt" style:font-weight-asian="normal" style:font-size-complex="12pt" style:font-weight-complex="normal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style:font-name="georgia" fo:font-style="normal"/>
    </style:style>
    <style:style style:name="T2" style:family="text">
      <style:text-properties style:font-name-asian="georgia" style:font-style-asian="normal"/>
    </style:style>
    <style:style style:name="T3" style:family="text">
      <style:text-properties fo:font-variant="normal" fo:text-transform="none" fo:color="#80808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5" style:family="text">
      <style:text-properties fo:font-variant="normal" fo:text-transform="none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6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7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8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般首先是import一些包，比如util是用来引入 scanner 的，一般读数据还是必要的；</text:p>
      <text:p text:style-name="P3"><text:span text:style-name="T2">然后基本就是</text:span><text:span text:style-name="T1">Main</text:span><text:span text:style-name="T2">类，一般的</text:span><text:span text:style-name="T1">OJ</text:span><text:span text:style-name="T2">都要求名字叫</text:span><text:span text:style-name="T1">Main</text:span><text:span text:style-name="T2">吧，和</text:span><text:span text:style-name="T1">Main</text:span><text:span text:style-name="T2">平行的可以写一些其他的类。</text:span></text:p>
      <text:p text:style-name="P4"><text:span text:style-name="T1">Main</text:span><text:span text:style-name="T2">中有</text:span><text:span text:style-name="T1">public static void main</text:span><text:span text:style-name="T2">（</text:span><text:span text:style-name="T1">String[] args</text:span><text:span text:style-name="T2">）</text:span><text:span text:style-name="T1">{}</text:span><text:span text:style-name="T2">这个方法（函数），基本等同于</text:span><text:span text:style-name="T1">C</text:span><text:span text:style-name="T2">里面的</text:span><text:span text:style-name="T1">main</text:span><text:span text:style-name="T2">函数，在</text:span><text:span text:style-name="T1">Main</text:span><text:span text:style-name="T2">中与</text:span><text:span text:style-name="T1">main</text:span><text:span text:style-name="T2">方法平行的可以加一些变量或者方法，类似于</text:span><text:span text:style-name="T1">C</text:span><text:span text:style-name="T2">中的全局变量、函数，只不过基本要加一个</text:span><text:span text:style-name="T1">static</text:span><text:span text:style-name="T2">比较好。</text:span></text:p>
      <text:p text:style-name="P4"><text:span text:style-name="T1">main</text:span><text:span text:style-name="T2">中首先就是</text:span><text:span text:style-name="T1">Scanner input = new Scanner(System.in);</text:span><text:span text:style-name="T2">就是定义</text:span><text:span text:style-name="T1">input</text:span><text:span text:style-name="T2">的读入对象，之后基本大部分要读的东西都可以用</text:span><text:span text:style-name="T1">input.nextxxx()</text:span><text:span text:style-name="T2">来读，比如</text:span><text:span text:style-name="T1">input.nextint();input.nextBigInteger();</text:span><text:span text:style-name="T2">这类的。</text:span></text:p>
      <text:p text:style-name="P4"><text:span text:style-name="T2">当然还有判断</text:span><text:span text:style-name="T1">EOF</text:span><text:span text:style-name="T2">，就是</text:span><text:span text:style-name="T1">while(input.hasNext()){}</text:span></text:p>
      <text:p text:style-name="P4"><text:span text:style-name="T2">然后中间的步骤基本和</text:span><text:span text:style-name="T1">C</text:span><text:span text:style-name="T2">一样的，小部分错误</text:span><text:span text:style-name="T1">Eclipse</text:span><text:span text:style-name="T2">都可以帮你解决。</text:span></text:p>
      <text:p text:style-name="P5"><text:span text:style-name="T2">最后</text:span><text:span text:style-name="T1">System.out.println();</text:span><text:span text:style-name="T2">或者</text:span><text:span text:style-name="T1">System.out.print();</text:span><text:span text:style-name="T2">用来输出就行</text:span></text:p>
      <text:p text:style-name="P1"/>
      <text:p text:style-name="P2">import java.util.*;</text:p>
      <text:p text:style-name="P2">import java.io.*;</text:p>
      <text:p text:style-name="P2">public class text{</text:p>
      <text:p text:style-name="P2"><text:s text:c="4"/>static int a=100;</text:p>
      <text:p text:style-name="P2"><text:s text:c="4"/>public static void main(String[] args){</text:p>
      <text:p text:style-name="P2"><text:s text:c="8"/>Scanner input = new Scanner(System.in);</text:p>
      <text:p text:style-name="P2"><text:s text:c="8"/>while(input.hasNext()){</text:p>
      <text:p text:style-name="P2"><text:s text:c="12"/>int n=input.nextInt();</text:p>
      <text:p text:style-name="P2"><text:s text:c="12"/>System.out.println(n);</text:p>
      <text:p text:style-name="P2"><text:s text:c="8"/>}</text:p>
      <text:p text:style-name="P2"><text:s text:c="8"/>input.close();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MT2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java</text:span><text:span text:style-name="MT2">编程</text:span><text:span text:style-name="MT1">acm</text:span><text:span text:style-name="MT2">基础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17:13.634651906</meta:creation-date>
    <dc:date>2015-10-12T23:19:15.905543809</dc:date>
    <meta:editing-duration>P0D</meta:editing-duration>
    <meta:editing-cycles>1</meta:editing-cycles>
    <meta:document-statistic meta:table-count="0" meta:image-count="0" meta:object-count="0" meta:page-count="1" meta:paragraph-count="21" meta:word-count="288" meta:character-count="802" meta:non-whitespace-character-count="709"/>
    <meta:generator>LibreOffice/4.2.8.2$Linux_X86_64 LibreOffice_project/420m0$Build-2</meta:generator>
  </office:meta>
</office:document-meta>
</file>